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iebe SchülerInnen,</text:p>
      <text:p text:style-name="Text_20_body">im Januar werden wir noch die 3.Phase der WR im Unterricht behandeln. Dazu sollt ihr eine Titelseite einer Zeitung gestalten. Dazu habe ich den Kurs in vier Gruppen eingeteilt. Ihr sollt dazu bis nächste Woche die Vorarbeit leisten und  Notizen zu euren jeweiligen Schwerpunkt anfertigen. Die Gruppeneinteilung befindet sich in der Datei. Auch habe ich verschiedene Vorschläge für Filmausschnitte angegeben. Unbedingt sollte sich jeder Schüler in Vorbereitung auf sein Thema das angegebene Video anschauen: </text:p>
      <text:p text:style-name="Text_20_body"><text:a xlink:type="simple" xlink:href="https://www.youtube.com/watch?v=AStZYy0jCSQ" office:target-frame-name="_blank" xlink:show="new" text:style-name="Internet_20_link" text:visited-style-name="Visited_20_Internet_20_Link">Abi-Kurs Geschichte - 17 Das Ende der Weimarer Republik - YouTube</text:a> </text:p>
      <text:p text:style-name="Text_20_body"><text:span text:style-name="Strong_20_Emphasis"><text:span text:style-name="T1">Aufgabe:</text:span></text:span> <text:span text:style-name="Strong_20_Emphasis">Fertigt schriftlich in Stichpunkten Notizen für eurer jeweilige Thema an. Jeder Schüler arbeitet zunächst separat. ( ca 1,5 Seite) Bringt eure Notizen zur nächsten Unterrichtsstunde mit. (s.Bearbeitszeitraum). Nutzt dazu die Filmausschnitte und das Internet, Bücher...</text:span></text:p>
      <text:p text:style-name="Text_20_body">Ihr braucht mir also zunächst nichts zurückschicken. Weitere Arbeitsanleitungen erfolgen dann im Unterricht. Im Januar gebe ich euch dann Zeit, in der Gruppe zu arbeiten.</text:p>
      <text:p text:style-name="Text_20_body">Sollten wir am Mittwoch vor den Ferien kein Unterricht haben, werden wir eine Videokonferenz durchführen,</text:p>
      <text:p text:style-name="Text_20_body">um die Ergebnisse zu vergleichen, auch die Auswertung der Quelleninterpretation vornehmen. Wenn diese Situation eintreten sollte, melde ich mich noch einmal vorher, um nähere Hinweise zu geben.</text:p>
      <text:p text:style-name="Text_20_body"> </text:p>
      <text:p text:style-name="Text_20_body">Viele Grüße</text:p>
      <text:p text:style-name="Text_20_body">P.Kretzschmar</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2-08T13:59:00.771000000</dc:date>
    <meta:editing-duration>PT7S</meta:editing-duration>
    <meta:editing-cycles>1</meta:editing-cycles>
    <meta:document-statistic meta:table-count="0" meta:image-count="0" meta:object-count="0" meta:page-count="1" meta:paragraph-count="11" meta:word-count="193" meta:character-count="1363" meta:non-whitespace-character-count="1174"/>
  </office:meta>
</office:document-meta>
</file>